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8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LOPEZ GARCIA, JORGE ENRIQU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LOPEZ GARCIA, JORGE ENRIQUE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4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OPEZ GARCIA JORGE ENRIQU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6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5303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4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2:05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3.5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3T21:02:2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